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Standard">
      <style:text-properties fo:font-style="italic" officeooo:paragraph-rsid="003e9752" style:font-style-asian="italic" style:font-style-complex="italic"/>
    </style:style>
    <style:style style:name="P7" style:family="paragraph" style:parent-style-name="Standard">
      <style:text-properties style:use-window-font-color="true" loext:opacity="0%" style:font-name="Liberation Serif" fo:font-size="12pt" fo:font-weight="normal" officeooo:rsid="003c7b0d" officeooo:paragraph-rsid="0016e381" fo:background-color="transparent"/>
    </style:style>
    <style:style style:name="P8" style:family="paragraph" style:parent-style-name="Standard">
      <style:text-properties style:use-window-font-color="true" loext:opacity="0%" style:font-name="Liberation Serif" fo:font-size="12pt" fo:font-weight="normal" officeooo:rsid="003ecc80" officeooo:paragraph-rsid="003ecc80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e9752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Noções de UX/UI</text:span><text:span text:style-name="T5">: </text:span><text:span text:style-name="T6">Módulo 0</text:span><text:span text:style-name="T8">2</text:span><text:span text:style-name="T6"> - </text:span><text:span text:style-name="T5">Atividade 0</text:span><text:span text:style-name="T8">5</text:span></text:p>
      <text:p text:style-name="P3"/>
      <text:p text:style-name="P6">A startup EduDesign foi contratada pela escola Atena para desenvolver uma solução tecnológica educacional.</text:p>
      <text:p text:style-name="P6">A gestora escolar relatou que precisa de um aplicativo para gerenciar as notas dos estudantes e de uma comunicação mais direta com os responsáveis pelos alunos.</text:p>
      <text:p text:style-name="P6"/>
      <text:p text:style-name="P6">Seguindo as etapas do Design Thinking, a equipe da startup desenvolveu um protótipo do aplicativo, mas não sabe se atende às expectativas reais dos envolvidos. Quais estratégias você utilizaria para a solução deste desafio? </text:p>
      <text:p text:style-name="P5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7"/>
      <text:p text:style-name="P8">Faria uma reunião com o cliente para que ele teste o produto e criaria a matriz de feedback analisando todos os pontos elencados por el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1:48:08.521754155</dc:date>
    <meta:editing-duration>PT9H17M24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11" meta:character-count="699" meta:non-whitespace-character-count="592"/>
  </office:meta>
</office:document-meta>
</file>